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526cm" table:align="left"/>
    </style:style>
    <style:style style:name="Таблица1.A" style:family="table-column">
      <style:table-column-properties style:column-width="3.526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3.782cm" table:align="left"/>
    </style:style>
    <style:style style:name="Таблица2.A" style:family="table-column">
      <style:table-column-properties style:column-width="3.782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3.454cm" table:align="left"/>
    </style:style>
    <style:style style:name="Таблица3.A" style:family="table-column">
      <style:table-column-properties style:column-width="3.454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3.57cm" table:align="left"/>
    </style:style>
    <style:style style:name="Таблица4.A" style:family="table-column">
      <style:table-column-properties style:column-width="3.57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4.163cm" table:align="left"/>
    </style:style>
    <style:style style:name="Таблица5.A" style:family="table-column">
      <style:table-column-properties style:column-width="4.163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3.997cm" table:align="left"/>
    </style:style>
    <style:style style:name="Таблица6.A" style:family="table-column">
      <style:table-column-properties style:column-width="3.997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3.664cm" table:align="left"/>
    </style:style>
    <style:style style:name="Таблица7.A" style:family="table-column">
      <style:table-column-properties style:column-width="3.664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0.298cm" table:align="left"/>
    </style:style>
    <style:style style:name="Таблица8.A" style:family="table-column">
      <style:table-column-properties style:column-width="0.298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5.974cm" table:align="left"/>
    </style:style>
    <style:style style:name="Таблица9.A" style:family="table-column">
      <style:table-column-properties style:column-width="5.974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3cm" table:align="left"/>
    </style:style>
    <style:style style:name="Таблица10.A" style:family="table-column">
      <style:table-column-properties style:column-width="1.93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0.504cm" table:align="left"/>
    </style:style>
    <style:style style:name="Таблица11.A" style:family="table-column">
      <style:table-column-properties style:column-width="0.504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87cm" table:align="left"/>
    </style:style>
    <style:style style:name="Таблица12.A" style:family="table-column">
      <style:table-column-properties style:column-width="1.887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281cm" table:align="left"/>
    </style:style>
    <style:style style:name="Таблица13.A" style:family="table-column">
      <style:table-column-properties style:column-width="1.281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8.278cm" table:align="left"/>
    </style:style>
    <style:style style:name="Таблица14.A" style:family="table-column">
      <style:table-column-properties style:column-width="8.2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7.165cm" table:align="left"/>
    </style:style>
    <style:style style:name="Таблица15.A" style:family="table-column">
      <style:table-column-properties style:column-width="7.165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0.298cm" table:align="left"/>
    </style:style>
    <style:style style:name="Таблица16.A" style:family="table-column">
      <style:table-column-properties style:column-width="0.29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4.05cm" table:align="left"/>
    </style:style>
    <style:style style:name="Таблица17.A" style:family="table-column">
      <style:table-column-properties style:column-width="4.05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905cm" table:align="left"/>
    </style:style>
    <style:style style:name="Таблица18.A" style:family="table-column">
      <style:table-column-properties style:column-width="1.905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7.13cm" table:align="left"/>
    </style:style>
    <style:style style:name="Таблица19.A" style:family="table-column">
      <style:table-column-properties style:column-width="7.13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8.52cm" table:align="left"/>
    </style:style>
    <style:style style:name="Таблица20.A" style:family="table-column">
      <style:table-column-properties style:column-width="8.52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0.504cm" table:align="left"/>
    </style:style>
    <style:style style:name="Таблица21.A" style:family="table-column">
      <style:table-column-properties style:column-width="0.504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82cm" table:align="left"/>
    </style:style>
    <style:style style:name="Таблица22.A" style:family="table-column">
      <style:table-column-properties style:column-width="1.882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0.298cm" table:align="left"/>
    </style:style>
    <style:style style:name="Таблица23.A" style:family="table-column">
      <style:table-column-properties style:column-width="0.29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764cm" table:align="left"/>
    </style:style>
    <style:style style:name="Таблица24.A" style:family="table-column">
      <style:table-column-properties style:column-width="1.764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2.704cm" table:align="left"/>
    </style:style>
    <style:style style:name="Таблица25.A" style:family="table-column">
      <style:table-column-properties style:column-width="2.704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5.868cm" table:align="left"/>
    </style:style>
    <style:style style:name="Таблица26.A" style:family="table-column">
      <style:table-column-properties style:column-width="5.868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6.429cm" table:align="left"/>
    </style:style>
    <style:style style:name="Таблица27.A" style:family="table-column">
      <style:table-column-properties style:column-width="6.429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909cm" table:align="left"/>
    </style:style>
    <style:style style:name="Таблица28.A" style:family="table-column">
      <style:table-column-properties style:column-width="1.909cm"/>
    </style:style>
    <style:style style:name="Таблица28.A1" style:family="table-cell">
      <style:table-cell-properties style:vertical-align="middle" fo:padding="0.049cm" fo:border="none"/>
    </style:style>
    <style:style style:name="Таблица29" style:family="table">
      <style:table-properties style:width="4.226cm" table:align="left"/>
    </style:style>
    <style:style style:name="Таблица29.A" style:family="table-column">
      <style:table-column-properties style:column-width="4.226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2.17cm" table:align="left"/>
    </style:style>
    <style:style style:name="Таблица30.A" style:family="table-column">
      <style:table-column-properties style:column-width="2.17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0.504cm" table:align="left"/>
    </style:style>
    <style:style style:name="Таблица31.A" style:family="table-column">
      <style:table-column-properties style:column-width="0.504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7.442cm" table:align="left"/>
    </style:style>
    <style:style style:name="Таблица32.A" style:family="table-column">
      <style:table-column-properties style:column-width="7.442cm"/>
    </style:style>
    <style:style style:name="Таблица32.A1" style:family="table-cell">
      <style:table-cell-properties style:vertical-align="middle" fo:padding="0.049cm" fo:border="none"/>
    </style:style>
    <style:style style:name="Таблица33" style:family="table">
      <style:table-properties style:width="1.258cm" table:align="left"/>
    </style:style>
    <style:style style:name="Таблица33.A" style:family="table-column">
      <style:table-column-properties style:column-width="1.258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4.426cm" table:align="left"/>
    </style:style>
    <style:style style:name="Таблица34.A" style:family="table-column">
      <style:table-column-properties style:column-width="4.42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2.196cm" table:align="left"/>
    </style:style>
    <style:style style:name="Таблица35.A" style:family="table-column">
      <style:table-column-properties style:column-width="2.196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1.843cm" table:align="left"/>
    </style:style>
    <style:style style:name="Таблица36.A" style:family="table-column">
      <style:table-column-properties style:column-width="1.843cm"/>
    </style:style>
    <style:style style:name="Таблица36.A1" style:family="table-cell">
      <style:table-cell-properties style:vertical-align="middle" fo:padding="0.049cm" fo:border="none"/>
    </style:style>
    <style:style style:name="Таблица37" style:family="table">
      <style:table-properties style:width="0.504cm" table:align="left"/>
    </style:style>
    <style:style style:name="Таблица37.A" style:family="table-column">
      <style:table-column-properties style:column-width="0.504cm"/>
    </style:style>
    <style:style style:name="Таблица37.A1" style:family="table-cell">
      <style:table-cell-properties style:vertical-align="middle" fo:padding="0.049cm" fo:border="none"/>
    </style:style>
    <style:style style:name="Таблица38" style:family="table">
      <style:table-properties style:width="0.298cm" table:align="left"/>
    </style:style>
    <style:style style:name="Таблица38.A" style:family="table-column">
      <style:table-column-properties style:column-width="0.29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2.655cm" table:align="left"/>
    </style:style>
    <style:style style:name="Таблица39.A" style:family="table-column">
      <style:table-column-properties style:column-width="2.655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3.762cm" table:align="left"/>
    </style:style>
    <style:style style:name="Таблица40.A" style:family="table-column">
      <style:table-column-properties style:column-width="3.762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4.879cm" table:align="left"/>
    </style:style>
    <style:style style:name="Таблица41.A" style:family="table-column">
      <style:table-column-properties style:column-width="4.879cm"/>
    </style:style>
    <style:style style:name="Таблица41.A1" style:family="table-cell">
      <style:table-cell-properties style:vertical-align="middle" fo:padding="0.049cm" fo:border="none"/>
    </style:style>
    <style:style style:name="Таблица42" style:family="table">
      <style:table-properties style:width="0.504cm" table:align="left"/>
    </style:style>
    <style:style style:name="Таблица42.A" style:family="table-column">
      <style:table-column-properties style:column-width="0.504cm"/>
    </style:style>
    <style:style style:name="Таблица42.A1" style:family="table-cell">
      <style:table-cell-properties style:vertical-align="middle" fo:padding="0.049cm" fo:border="none"/>
    </style:style>
    <style:style style:name="Таблица43" style:family="table">
      <style:table-properties style:width="0.504cm" table:align="left"/>
    </style:style>
    <style:style style:name="Таблица43.A" style:family="table-column">
      <style:table-column-properties style:column-width="0.504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859cm" table:align="left"/>
    </style:style>
    <style:style style:name="Таблица44.A" style:family="table-column">
      <style:table-column-properties style:column-width="1.859cm"/>
    </style:style>
    <style:style style:name="Таблица44.A1" style:family="table-cell">
      <style:table-cell-properties style:vertical-align="middle" fo:padding="0.049cm" fo:border="none"/>
    </style:style>
    <style:style style:name="Таблица45" style:family="table">
      <style:table-properties style:width="2.972cm" table:align="left"/>
    </style:style>
    <style:style style:name="Таблица45.A" style:family="table-column">
      <style:table-column-properties style:column-width="2.972cm"/>
    </style:style>
    <style:style style:name="Таблица4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172887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72887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72887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72887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7288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728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172887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72887" style:font-size-asian="18pt" style:font-weight-asian="bold" style:font-name-complex="Times New Roman1" style:font-size-complex="18pt"/>
    </style:style>
    <style:style style:name="P9" style:family="paragraph" style:parent-style-name="Standard">
      <style:text-properties style:font-name="Times New Roman" fo:font-size="18pt" fo:font-weight="bold" officeooo:paragraph-rsid="00172887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text-align="center" style:justify-single-word="false"/>
      <style:text-properties officeooo:paragraph-rsid="00172887"/>
    </style:style>
    <style:style style:name="P1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172887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172887"/>
    </style:style>
    <style:style style:name="P1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72887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72887" style:font-name-asian="Times New Roman1" style:font-size-asian="14pt" style:font-name-complex="Times New Roman1" style:font-size-complex="14pt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officeooo:rsid="001d4eac" officeooo:paragraph-rsid="001d4eac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monospace" fo:font-size="14pt" fo:font-weight="normal" officeooo:rsid="001d4eac" officeooo:paragraph-rsid="001d4eac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monospace" fo:font-size="14pt" fo:font-weight="bold" officeooo:rsid="001d4eac" officeooo:paragraph-rsid="001d4eac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1d4eac" officeooo:paragraph-rsid="001d4eac" style:font-size-asian="14pt" style:font-weight-asian="normal" style:font-size-complex="14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Times New Roman" fo:font-size="14pt" officeooo:paragraph-rsid="00172887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72887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156edf" officeooo:paragraph-rsid="00172887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7db41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7db41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db41" officeooo:paragraph-rsid="0017db41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9c136" officeooo:paragraph-rsid="0019c136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bd547" officeooo:paragraph-rsid="001bd547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d4eac" officeooo:paragraph-rsid="001d4eac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7db41" officeooo:paragraph-rsid="0017db41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9c136" officeooo:paragraph-rsid="0019c136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9f0cb" officeooo:paragraph-rsid="0019f0cb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bd547" officeooo:paragraph-rsid="001bd547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d4eac" officeooo:paragraph-rsid="001d4eac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fo:font-size="14pt" officeooo:paragraph-rsid="0019f0cb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405d20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officeooo:rsid="0041f835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41f835" fo:background-color="transparent" loext:char-shading-value="0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weight="normal" officeooo:rsid="0019f0cb" style:font-name-asian="Times New Roman1" style:font-weight-asian="normal" style:font-name-complex="Times New Roman1" style:font-weight-complex="normal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officeooo:rsid="00405d20"/>
    </style:style>
    <style:style style:name="T14" style:family="text">
      <style:text-properties officeooo:rsid="0019f0cb"/>
    </style:style>
    <style:style style:name="T15" style:family="text">
      <style:text-properties fo:font-style="italic"/>
    </style:style>
    <style:style style:name="T16" style:family="text">
      <style:text-properties fo:color="#54ff54" fo:font-weight="bold" fo:background-color="#ffffff" loext:char-shading-value="0"/>
    </style:style>
    <style:style style:name="T17" style:family="text">
      <style:text-properties fo:color="#5454ff" fo:font-weight="bold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8"/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pan text:style-name="T1">Лабораторная работ</text:span><text:span text:style-name="T2">а</text:span><text:span text:style-name="T1"> №</text:span><text:span text:style-name="T3">2</text:span><text:span text:style-name="T1"> по курсу</text:span><text:span text:style-name="T4"> </text:span></text:p>
      <text:p text:style-name="P5">«Операционные системы»</text:p>
      <text:p text:style-name="P6"/>
      <text:p text:style-name="P7">Управление <text:span text:style-name="T5">процессами в операционной системе</text:span></text:p>
      <text:p text:style-name="P9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3"/>
      <text:p text:style-name="P11"/>
      <text:p text:style-name="P11"/>
      <text:p text:style-name="P14"/>
      <text:p text:style-name="P11"/>
      <text:p text:style-name="P3"><text:span text:style-name="T6">Студент: </text:span><text:span text:style-name="T7">Симонов <text:s/>Сергей Яковлевич</text:span></text:p>
      <text:p text:style-name="P12"><text:span text:style-name="T6">Группа: М80 – 20</text:span><text:span text:style-name="T9">6</text:span><text:span text:style-name="T6">Б-18</text:span></text:p>
      <text:p text:style-name="P12"><text:span text:style-name="T6">Вариант: </text:span><text:span text:style-name="T10">16</text:span></text:p>
      <text:p text:style-name="P3"><text:span text:style-name="T6">Преподаватель: </text:span>Миронов Евгений Сергееви<text:span text:style-name="T13">ч</text:span></text:p>
      <text:p text:style-name="P1">Оценка: ___________</text:p>
      <text:p text:style-name="P1">Дата: ___________</text:p>
      <text:p text:style-name="P3"><text:span text:style-name="T8">Подпись</text:span><text:span text:style-name="T6">: ___________</text:span></text:p>
      <text:p text:style-name="P2"/>
      <text:p text:style-name="P22">Москва, 2019</text:p>
      <text:p text:style-name="P22"/>
      <text:p text:style-name="P25"><text:soft-page-break/>Содержание</text:p>
      <text:list xml:id="list2433846956" text:style-name="L1">
        <text:list-item>
          <text:p text:style-name="P23">Постановка задачи</text:p>
        </text:list-item>
        <text:list-item>
          <text:p text:style-name="P23">Общие сведения о программе</text:p>
        </text:list-item>
        <text:list-item>
          <text:p text:style-name="P23">Общий метод и алгоритм решения</text:p>
        </text:list-item>
        <text:list-item>
          <text:p text:style-name="P23">Основные файлы программы</text:p>
        </text:list-item>
        <text:list-item>
          <text:p text:style-name="P23">Демонстрация работы программы</text:p>
        </text:list-item>
        <text:list-item>
          <text:p text:style-name="P23">Вывод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Постановка задачи</text:p>
      <text:p text:style-name="P29">На вход программе подается команда интерпретатора команд и имя файла. Программа должна перенаправить стандартный ввод команды с этого файла и вывести результат команды в стандартный выходной поток. Использование операций write и printf запрещено.</text:p>
      <text:p text:style-name="P29"/>
      <text:p text:style-name="P26">Общие сведения о программе</text:p>
      <text:p text:style-name="P30">Программа компилируется из файла main.c. <text:span text:style-name="T14">В программе используются следующие системные вызовы:</text:span></text:p>
      <text:list xml:id="list1086392822" text:style-name="L2">
        <text:list-item>
          <text:p text:style-name="P31">fork – для создания дочернего процесса.</text:p>
        </text:list-item>
        <text:list-item>
          <text:p text:style-name="P34"><text:span text:style-name="T11">Execlp – </text:span>заменяет текущий образ процесса новым образом процесса.</text:p>
        </text:list-item>
        <text:list-item>
          <text:p text:style-name="P34">Waitpid – приостанавливает выполнение текущего процесса до тех пор, пока дочерний процесс, указанный в параметре <text:span text:style-name="T15">pid</text:span>, не завершит выполнение, или пока не появится сигнал, который либо завершает текущий процесс либо требует вызвать функцию-обработчик.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><text:soft-page-break/>Общий метод и алгоритм решения</text:p>
      <text:p text:style-name="P32">С помощью fork создается дочерний процесс. Затем считывается команда и имя файла. Файл открывается для чтения (подразумевается, что данные в него уже внесены). Если файла не существует то выводится ошибка. После вызывается execlp заменяющий текущий образ процесса новым образом процесса, тем самым выполняя введенную команду. <text:s/>Закрытие файла и завершение дочернего процесса.</text:p>
      <text:p text:style-name="P32"/>
      <text:p text:style-name="P32"/>
      <text:p text:style-name="P28">Файлы программы</text:p>
      <text:p text:style-name="P28"/>
      <text:p text:style-name="P33">main.c</text:p>
      <text:p text:style-name="P3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<text:bookmark text:name="LC1"/>#include &lt;errno.h&gt;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<text:bookmark text:name="LC2"/>#include &lt;malloc.h&gt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bookmark text:name="LC3"/>#include &lt;stdio.h&gt;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text:bookmark text:name="LC4"/>#include &lt;stdlib.h&gt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able_20_Contents"><text:bookmark text:name="LC5"/>#include &lt;sys/types.h&gt;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<text:bookmark text:name="LC6"/>#include &lt;sys/wait.h&gt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<text:bookmark text:name="LC7"/>#include &lt;unistd.h&gt;</text:p>
          </table:table-cell>
        </table:table-row>
      </table:table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5"><text:bookmark text:name="LC8"/>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Table_20_Contents"><text:bookmark text:name="LC9"/>const int ARG_MAX = 2097152;</text:p>
          </table:table-cell>
        </table:table-row>
      </table:table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Table_20_Contents"><text:bookmark text:name="LC10"/>int main()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<text:bookmark text:name="LC11"/>{</text:p>
          </table:table-cell>
        </table:table-row>
      </table:table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Table_20_Contents"><text:bookmark text:name="LC12"/>pid_t pid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Table_20_Contents"><text:bookmark text:name="LC13"/>int rv;</text:p>
          </table:table-cell>
        </table:table-row>
      </table:table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Table_20_Contents"><text:bookmark text:name="LC14"/>char* command = (char*)malloc(ARG_MAX)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Table_20_Contents"><text:bookmark text:name="LC15"/>char* file = (char*)malloc(ARG_MAX);</text:p>
          </table:table-cell>
        </table:table-row>
      </table:table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5"><text:bookmark text:name="LC16"/></text:p>
          </table:table-cell>
        </table:table-row>
      </table:table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Table_20_Contents"><text:bookmark text:name="LC17"/>switch (pid = fork()) {</text:p>
          </table:table-cell>
        </table:table-row>
      </table:table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Table_20_Contents"><text:bookmark text:name="LC18"/>case -1: {</text:p>
          </table:table-cell>
        </table:table-row>
      </table:table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Table_20_Contents"><text:bookmark text:name="LC19"/>perror("fork"); //~ произошла ошибка~</text:p>
          </table:table-cell>
        </table:table-row>
      </table:table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Table_20_Contents"><text:bookmark text:name="LC20"/>exit(1); // ~выход из родительского процесса~</text:p>
          </table:table-cell>
        </table:table-row>
      </table:table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Table_20_Contents"><text:bookmark text:name="LC21"/>}</text:p>
          </table:table-cell>
        </table:table-row>
      </table:table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Table_20_Contents"><text:bookmark text:name="LC22"/>default: {</text:p>
          </table:table-cell>
        </table:table-row>
      </table:table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5"><text:bookmark text:name="LC23"/></text:p>
          </table:table-cell>
        </table:table-row>
      </table:table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Table_20_Contents"><text:bookmark text:name="LC24"/>case 0: {</text:p>
          </table:table-cell>
        </table:table-row>
      </table:table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Table_20_Contents"><text:bookmark text:name="LC25"/>//~ Потомок~</text:p>
          </table:table-cell>
        </table:table-row>
      </table:table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Table_20_Contents"><text:bookmark text:name="LC26"/>scanf("%s\n%s", command, file);</text:p>
          </table:table-cell>
        </table:table-row>
      </table:table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Table_20_Contents"><text:bookmark text:name="LC27"/>FILE* my = freopen(file, "r", stdin);</text:p>
          </table:table-cell>
        </table:table-row>
      </table:table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Table_20_Contents"><text:bookmark text:name="LC28"/>if (!my) {</text:p>
          </table:table-cell>
        </table:table-row>
      </table:table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Table_20_Contents"><text:bookmark text:name="LC29"/>perror("File ERROR");</text:p>
          </table:table-cell>
        </table:table-row>
      </table:table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Table_20_Contents"><text:bookmark text:name="LC30"/>exit(errno);</text:p>
          </table:table-cell>
        </table:table-row>
      </table:table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Table_20_Contents"><text:bookmark text:name="LC31"/>}</text:p>
          </table:table-cell>
        </table:table-row>
      </table:table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Table_20_Contents"><text:bookmark text:name="LC32"/>rv = execlp(command, command, NULL);</text:p>
          </table:table-cell>
        </table:table-row>
      </table:table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Table_20_Contents"><text:bookmark text:name="LC33"/>if (rv)</text:p>
          </table:table-cell>
        </table:table-row>
      </table:table>
      <table:table table:name="Таблица34" table:style-name="Таблица34">
        <table:table-column table:style-name="Таблица34.A"/>
        <text:soft-page-break/>
        <table:table-row>
          <table:table-cell table:style-name="Таблица34.A1" office:value-type="string">
            <text:p text:style-name="Table_20_Contents"><text:bookmark text:name="LC34"/>perror("Exec ERROR");</text:p>
          </table:table-cell>
        </table:table-row>
      </table:table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Table_20_Contents"><text:bookmark text:name="LC35"/>fclose(my);</text:p>
          </table:table-cell>
        </table:table-row>
      </table:table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Table_20_Contents"><text:bookmark text:name="LC36"/>_exit(rv);</text:p>
          </table:table-cell>
        </table:table-row>
      </table:table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Table_20_Contents"><text:bookmark text:name="LC37"/>}</text:p>
          </table:table-cell>
        </table:table-row>
      </table:table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15"><text:bookmark text:name="LC38"/></text:p>
          </table:table-cell>
        </table:table-row>
      </table:table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Table_20_Contents"><text:bookmark text:name="LC39"/>//~Родитель~</text:p>
          </table:table-cell>
        </table:table-row>
      </table:table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Table_20_Contents"><text:bookmark text:name="LC40"/>waitpid(pid, &amp;rv, 0);</text:p>
          </table:table-cell>
        </table:table-row>
      </table:table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Table_20_Contents"><text:bookmark text:name="LC41"/>exit(WEXITSTATUS(rv));</text:p>
          </table:table-cell>
        </table:table-row>
      </table:table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Table_20_Contents"><text:bookmark text:name="LC42"/>}</text:p>
          </table:table-cell>
        </table:table-row>
      </table:table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Table_20_Contents"><text:bookmark text:name="LC43"/>}</text:p>
          </table:table-cell>
        </table:table-row>
      </table:table>
      <table:table table:name="Таблица44" table:style-name="Таблица44">
        <table:table-column table:style-name="Таблица44.A"/>
        <table:table-row>
          <table:table-cell table:style-name="Таблица44.A1" office:value-type="string">
            <text:p text:style-name="Table_20_Contents"><text:bookmark text:name="LC44"/>free(file);</text:p>
          </table:table-cell>
        </table:table-row>
      </table:table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Table_20_Contents"><text:bookmark text:name="LC45"/>free(command);</text:p>
          </table:table-cell>
        </table:table-row>
      </table:table>
      <text:p text:style-name="Text_20_body">}</text:p>
      <text:p text:style-name="Text_20_body"/>
      <text:p text:style-name="Text_20_body"/>
      <text:p text:style-name="P16">Демонстрация работы программы</text:p>
      <text:p text:style-name="P17"><text:span text:style-name="T16">sergey@sergey-RedmiBook-14</text:span><text:span text:style-name="T12">:</text:span><text:span text:style-name="T17">~/labs/OS/lab2</text:span><text:span text:style-name="T12">$ ./a.out  </text:span><text:line-break/>wc file <text:line-break/>2  2 10<text:line-break/></text:p>
      <text:p text:style-name="P17"/>
      <text:p text:style-name="P18">Вывод</text:p>
      <text:p text:style-name="P19">Я научился создавать процессы, используя системный вызов fork(). Также я получил новые знания о файловых дискрипторах и выполнении команд интерпретатора команд с помощью семейства системных вызовов exec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5T00:08:03.455051437</dc:date>
    <meta:editing-duration>PT10M31S</meta:editing-duration>
    <meta:editing-cycles>2</meta:editing-cycles>
    <meta:generator>LibreOffice/6.0.7.3$Linux_X86_64 LibreOffice_project/00m0$Build-3</meta:generator>
    <meta:document-statistic meta:table-count="45" meta:image-count="0" meta:object-count="0" meta:page-count="5" meta:paragraph-count="79" meta:word-count="368" meta:character-count="2781" meta:non-whitespace-character-count="2489"/>
  </office:meta>
</office:document-meta>
</file>